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25in" fo:margin-right="0in" fo:text-indent="0in" style:auto-text-indent="false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P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P7" style:family="paragraph" style:parent-style-name="List_20_Paragraph" style:list-style-name="WWNum1"/>
    <style:style style:name="P8" style:family="paragraph" style:parent-style-name="List_20_Paragraph">
      <style:paragraph-properties fo:margin-left="0in" fo:margin-right="0in" fo:text-indent="0in" style:auto-text-indent="false"/>
    </style:style>
    <style:style style:name="P9" style:family="paragraph" style:parent-style-name="List_20_Paragraph" style:list-style-name="WWNum1">
      <style:paragraph-properties fo:margin-left="0in" fo:margin-right="0in" fo:text-indent="0in" style:auto-text-indent="false"/>
    </style:style>
    <style:style style:name="T1" style:family="text">
      <style:text-properties style:font-name="Cambria" fo:font-size="14pt" style:font-size-asian="14pt" style:font-size-complex="14pt"/>
    </style:style>
    <style:style style:name="T2" style:family="text">
      <style:text-properties fo:color="#7f0055" fo:font-weight="bold" style:font-weight-asian="bold" style:font-weight-complex="bold"/>
    </style:style>
    <style:style style:name="T3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" style:family="text">
      <style:text-properties fo:color="#000000" fo:font-style="italic" style:font-style-asian="italic" style:font-style-complex="italic"/>
    </style:style>
    <style:style style:name="T7" style:family="text">
      <style:text-properties fo:color="#6a3e3e"/>
    </style:style>
    <style:style style:name="T8" style:family="text">
      <style:text-properties fo:color="#6a3e3e" fo:background-color="#f0d8a8"/>
    </style:style>
    <style:style style:name="T9" style:family="text">
      <style:text-properties fo:color="#6a3e3e" fo:background-color="#d4d4d4"/>
    </style:style>
    <style:style style:name="T10" style:family="text">
      <style:text-properties fo:color="#0000c0"/>
    </style:style>
    <style:style style:name="T11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2a0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Java-basic-Assignments :</text:span></text:p>
      <text:list xml:id="list7778667050566103926" text:style-name="WWNum1">
        <text:list-item>
          <text:p text:style-name="P7"><text:span text:style-name="T1">Declare three number variables with value as 12,25,89 find the greatest number and display.</text:span></text:p>
          <text:p text:style-name="P9"><text:span text:style-name="T1">Sol:-</text:span><text:span text:style-name="T3">package</text:span><text:span text:style-name="T5"> com.sonata;</text:span></text:p>
        </text:list-item>
      </text:list>
      <text:p text:style-name="P3"/>
      <text:p text:style-name="P3"><text:span text:style-name="T2">public</text:span><text:span text:style-name="T4"> </text:span><text:span text:style-name="T2">class</text:span><text:span text:style-name="T4"> Greatest_number {</text:span></text:p>
      <text:p text:style-name="P3"><text:span text:style-name="T4"><text:tab/>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main(String </text:span><text:span text:style-name="T7">args</text:span><text:span text:style-name="T4">[]) {</text:span></text:p>
      <text:p text:style-name="P3"><text:span text:style-name="T2">int</text:span><text:span text:style-name="T4"> </text:span><text:span text:style-name="T7">num1</text:span><text:span text:style-name="T4">=12,</text:span><text:span text:style-name="T7">num2</text:span><text:span text:style-name="T4">=25,</text:span><text:span text:style-name="T8">num3</text:span><text:span text:style-name="T4">=89 ;</text:span></text:p>
      <text:p text:style-name="P3"><text:span text:style-name="T2">if</text:span><text:span text:style-name="T4">(</text:span><text:span text:style-name="T7">num1</text:span><text:span text:style-name="T4"> &gt;=</text:span><text:span text:style-name="T7">num2</text:span><text:span text:style-name="T4"> &amp;&amp; </text:span><text:span text:style-name="T7">num1</text:span><text:span text:style-name="T4">&gt;=</text:span><text:span text:style-name="T9">num3</text:span><text:span text:style-name="T4">)</text:span></text:p>
      <text:p text:style-name="P3"><text:span text:style-name="T4"><text:tab/>System.</text:span><text:span text:style-name="T11">out</text:span><text:span text:style-name="T4">.println(</text:span><text:span text:style-name="T7">num1</text:span><text:span text:style-name="T4">+</text:span><text:span text:style-name="T12">"is the biggest number"</text:span><text:span text:style-name="T4">);</text:span></text:p>
      <text:p text:style-name="P3"><text:span text:style-name="T2">else</text:span><text:span text:style-name="T4"> </text:span><text:span text:style-name="T2">if</text:span><text:span text:style-name="T4">(</text:span><text:span text:style-name="T7">num1</text:span><text:span text:style-name="T4"> &gt;=</text:span><text:span text:style-name="T7">num2</text:span><text:span text:style-name="T4"> &amp;&amp; </text:span><text:span text:style-name="T7">num1</text:span><text:span text:style-name="T4">&gt;=</text:span><text:span text:style-name="T9">num3</text:span><text:span text:style-name="T4">)</text:span></text:p>
      <text:p text:style-name="P3"><text:span text:style-name="T4"><text:tab/>System.</text:span><text:span text:style-name="T11">out</text:span><text:span text:style-name="T4">.println(</text:span><text:span text:style-name="T7">num2</text:span><text:span text:style-name="T4">+</text:span><text:span text:style-name="T12">"is the biggest number"</text:span><text:span text:style-name="T4">);</text:span></text:p>
      <text:p text:style-name="P4">else</text:p>
      <text:p text:style-name="P3"><text:span text:style-name="T4"><text:tab/>System.</text:span><text:span text:style-name="T11">out</text:span><text:span text:style-name="T4">.println(</text:span><text:span text:style-name="T9">num3</text:span><text:span text:style-name="T4">+</text:span><text:span text:style-name="T12">"is the biggest number"</text:span><text:span text:style-name="T4">);</text:span></text:p>
      <text:p text:style-name="P5">}</text:p>
      <text:p text:style-name="P5">}</text:p>
      <text:p text:style-name="P8"><text:span text:style-name="T1"/></text:p>
      <text:list xml:id="list29754032" text:continue-numbering="true" text:style-name="WWNum1">
        <text:list-item>
          <text:p text:style-name="P7"><text:span text:style-name="T1">Write a program in java to display the first 10 natural numbers. Expected output is 1 to 10 numbers</text:span></text:p>
          <text:p text:style-name="P9"><text:span text:style-name="T1"><text:s/>sol:- <text:s/></text:span><text:span text:style-name="T3">package</text:span><text:span text:style-name="T5"> com.sonata;</text:span></text:p>
        </text:list-item>
      </text:list>
      <text:p text:style-name="P3"/>
      <text:p text:style-name="P3"><text:span text:style-name="T2">public</text:span><text:span text:style-name="T4"> </text:span><text:span text:style-name="T2">class</text:span><text:span text:style-name="T4"> Natural_number {</text:span></text:p>
      <text:p text:style-name="P3"><text:span text:style-name="T4"><text:tab/><text:tab/>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main(String </text:span><text:span text:style-name="T7">args</text:span><text:span text:style-name="T4">[])</text:span></text:p>
      <text:p text:style-name="P5"><text:tab/><text:tab/>{</text:p>
      <text:p text:style-name="P3"><text:span text:style-name="T4"><text:tab/><text:tab/><text:tab/></text:span><text:span text:style-name="T2">for</text:span><text:span text:style-name="T4">(</text:span><text:span text:style-name="T2">int</text:span><text:span text:style-name="T4"> </text:span><text:span text:style-name="T7">i</text:span><text:span text:style-name="T4">=1;</text:span><text:span text:style-name="T7">i</text:span><text:span text:style-name="T4">&lt;=10;</text:span><text:span text:style-name="T7">i</text:span><text:span text:style-name="T4">++)</text:span></text:p>
      <text:p text:style-name="P5"><text:tab/><text:tab/><text:tab/>{</text:p>
      <text:p text:style-name="P5"><text:tab/><text:tab/><text:tab/><text:tab/></text:p>
      <text:p text:style-name="P3"><text:span text:style-name="T4"><text:tab/><text:tab/><text:tab/><text:tab/>System.</text:span><text:span text:style-name="T11">out</text:span><text:span text:style-name="T4">.println(</text:span><text:span text:style-name="T12">"natural numberes :"</text:span><text:span text:style-name="T4">+</text:span><text:span text:style-name="T7">i</text:span><text:span text:style-name="T4">);</text:span></text:p>
      <text:p text:style-name="P5"><text:tab/><text:tab/>}</text:p>
      <text:p text:style-name="P5"><text:tab/><text:tab/>}</text:p>
      <text:p text:style-name="P5"><text:tab/>}</text:p>
      <text:p text:style-name="P3"/>
      <text:p text:style-name="P3"><text:soft-page-break/></text:p>
      <text:p text:style-name="P3"/>
      <text:p text:style-name="P8"><text:span text:style-name="T1"/></text:p>
      <text:list xml:id="list29758600" text:continue-numbering="true" text:style-name="WWNum1">
        <text:list-item>
          <text:p text:style-name="P7"><text:span text:style-name="T1">Write a java program to display the cube of the given number for ex: if given number is 2 then cube of it is 8</text:span></text:p>
        </text:list-item>
      </text:list>
      <text:p text:style-name="P8"><text:span text:style-name="T1"><text:s text:c="5"/>sol:- </text:span><text:span text:style-name="T3">package</text:span><text:span text:style-name="T5"> com.sonata;</text:span></text:p>
      <text:p text:style-name="P3"/>
      <text:p text:style-name="P3"><text:span text:style-name="T2">public</text:span><text:span text:style-name="T4"> </text:span><text:span text:style-name="T2">class</text:span><text:span text:style-name="T4"> Cubes {</text:span></text:p>
      <text:p text:style-name="P3"><text:span text:style-name="T4"><text:tab/>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main(String[] </text:span><text:span text:style-name="T7">args</text:span><text:span text:style-name="T4">)</text:span></text:p>
      <text:p text:style-name="P5"><text:tab/>{</text:p>
      <text:p text:style-name="P3"><text:span text:style-name="T4"><text:tab/><text:tab/></text:span><text:span text:style-name="T2">int</text:span><text:span text:style-name="T4"> </text:span><text:span text:style-name="T7">x</text:span><text:span text:style-name="T4">=2;</text:span></text:p>
      <text:p text:style-name="P3"><text:span text:style-name="T4"><text:tab/><text:tab/></text:span><text:span text:style-name="T2">int</text:span><text:span text:style-name="T4"> </text:span><text:span text:style-name="T7">index</text:span><text:span text:style-name="T4">=</text:span><text:span text:style-name="T7">x</text:span><text:span text:style-name="T4">*</text:span><text:span text:style-name="T7">x</text:span><text:span text:style-name="T4">*</text:span><text:span text:style-name="T7">x</text:span><text:span text:style-name="T4">;</text:span></text:p>
      <text:p text:style-name="P3"><text:span text:style-name="T4"><text:tab/><text:tab/></text:span><text:span text:style-name="T2">for</text:span><text:span text:style-name="T4">(</text:span><text:span text:style-name="T2">int</text:span><text:span text:style-name="T4"> </text:span><text:span text:style-name="T7">i</text:span><text:span text:style-name="T4">=0;</text:span><text:span text:style-name="T7">i</text:span><text:span text:style-name="T4">&lt;</text:span><text:span text:style-name="T7">index</text:span><text:span text:style-name="T4">;</text:span><text:span text:style-name="T7">i</text:span><text:span text:style-name="T4">++)</text:span></text:p>
      <text:p text:style-name="P5"><text:tab/><text:tab/>{</text:p>
      <text:p text:style-name="P3"><text:span text:style-name="T4"><text:tab/><text:tab/><text:tab/>System.</text:span><text:span text:style-name="T11">out</text:span><text:span text:style-name="T4">.println(</text:span><text:span text:style-name="T7">index</text:span><text:span text:style-name="T4">);</text:span></text:p>
      <text:p text:style-name="P5"><text:tab/><text:tab/>}</text:p>
      <text:p text:style-name="P5"><text:tab/>}</text:p>
      <text:p text:style-name="P3"/>
      <text:p text:style-name="P5">}</text:p>
      <text:p text:style-name="P8"><text:span text:style-name="T1"/></text:p>
      <text:list xml:id="list29754414" text:continue-numbering="true" text:style-name="WWNum1">
        <text:list-item>
          <text:p text:style-name="P7"><text:span text:style-name="T1">Write a java program to sum values of an array. For example a[5] ={1,2,3,4,5,6} the sum of the values is 21.</text:span></text:p>
          <text:p text:style-name="P7"><text:span text:style-name="T1">sol:-</text:span><text:span text:style-name="T3">package</text:span><text:span text:style-name="T5"> com.sonata;</text:span></text:p>
        </text:list-item>
      </text:list>
      <text:p text:style-name="P3"/>
      <text:p text:style-name="P3"><text:span text:style-name="T2">public</text:span><text:span text:style-name="T4"> </text:span><text:span text:style-name="T2">class</text:span><text:span text:style-name="T4"> SumofArray {</text:span></text:p>
      <text:p text:style-name="P3"><text:span text:style-name="T4"><text:tab/>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main(String </text:span><text:span text:style-name="T7">args</text:span><text:span text:style-name="T4">[]) {</text:span></text:p>
      <text:p text:style-name="P3"><text:span text:style-name="T4"><text:tab/><text:tab/></text:span><text:span text:style-name="T2">int</text:span><text:span text:style-name="T4">[]</text:span><text:span text:style-name="T7">arr</text:span><text:span text:style-name="T4">=</text:span><text:span text:style-name="T2">new</text:span><text:span text:style-name="T4"> </text:span><text:span text:style-name="T2">int</text:span><text:span text:style-name="T4">[] {1,2,3,4,5,6};</text:span></text:p>
      <text:p text:style-name="P3"><text:span text:style-name="T4"><text:tab/><text:tab/></text:span><text:span text:style-name="T2">int</text:span><text:span text:style-name="T4"> </text:span><text:span text:style-name="T7">sum</text:span><text:span text:style-name="T4">=0;</text:span></text:p>
      <text:p text:style-name="P3"><text:span text:style-name="T4"><text:tab/><text:tab/></text:span><text:span text:style-name="T2">for</text:span><text:span text:style-name="T4">(</text:span><text:span text:style-name="T2">int</text:span><text:span text:style-name="T4"> </text:span><text:span text:style-name="T7">i</text:span><text:span text:style-name="T4">=0;</text:span><text:span text:style-name="T7">i</text:span><text:span text:style-name="T4">&lt;</text:span><text:span text:style-name="T7">arr</text:span><text:span text:style-name="T4">.</text:span><text:span text:style-name="T10">length</text:span><text:span text:style-name="T4">;</text:span><text:span text:style-name="T7">i</text:span><text:span text:style-name="T4">++)</text:span></text:p>
      <text:p text:style-name="P5"><text:tab/><text:tab/>{</text:p>
      <text:p text:style-name="P3"><text:span text:style-name="T4"><text:tab/><text:tab/><text:tab/></text:span><text:span text:style-name="T7">sum</text:span><text:span text:style-name="T4">=</text:span><text:span text:style-name="T7">sum</text:span><text:span text:style-name="T4">+</text:span><text:span text:style-name="T7">arr</text:span><text:span text:style-name="T4">[</text:span><text:span text:style-name="T7">i</text:span><text:span text:style-name="T4">];</text:span></text:p>
      <text:p text:style-name="P5"><text:tab/><text:tab/><text:tab/></text:p>
      <text:p text:style-name="P5"><text:soft-page-break/><text:tab/><text:tab/>}</text:p>
      <text:p text:style-name="P3"><text:span text:style-name="T4"><text:tab/><text:tab/>System.</text:span><text:span text:style-name="T11">out</text:span><text:span text:style-name="T4">.println(</text:span><text:span text:style-name="T12">"sum of all the elements:"</text:span><text:span text:style-name="T4">+</text:span><text:span text:style-name="T7">sum</text:span><text:span text:style-name="T4">);</text:span></text:p>
      <text:p text:style-name="P5"><text:tab/>}</text:p>
      <text:p text:style-name="P3"/>
      <text:p text:style-name="P5">}</text:p>
      <text:list xml:id="list29773479" text:continue-numbering="true" text:style-name="WWNum1">
        <text:list-header>
          <text:p text:style-name="P9"><text:span text:style-name="T1"/></text:p>
        </text:list-header>
        <text:list-item>
          <text:p text:style-name="P7"><text:span text:style-name="T1">Write a java program to test if an array contains a specific value</text:span></text:p>
          <text:p text:style-name="P7"><text:span text:style-name="T1">sol:-</text:span><text:span text:style-name="T3">package</text:span><text:span text:style-name="T5"> com.sonata;</text:span></text:p>
        </text:list-item>
      </text:list>
      <text:p text:style-name="P3"/>
      <text:p text:style-name="P3"><text:span text:style-name="T2">public</text:span><text:span text:style-name="T4"> </text:span><text:span text:style-name="T2">class</text:span><text:span text:style-name="T4"> SpecificValue {</text:span></text:p>
      <text:p text:style-name="P3"><text:span text:style-name="T4"><text:tab/>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main(String </text:span><text:span text:style-name="T7">args</text:span><text:span text:style-name="T4">[])</text:span></text:p>
      <text:p text:style-name="P5"><text:tab/>{</text:p>
      <text:p text:style-name="P3"><text:span text:style-name="T4"><text:tab/><text:tab/></text:span><text:span text:style-name="T2">int</text:span><text:span text:style-name="T4">[] </text:span><text:span text:style-name="T7">num</text:span><text:span text:style-name="T4">= {1,2,3,5};</text:span></text:p>
      <text:p text:style-name="P3"><text:span text:style-name="T4"><text:tab/><text:tab/></text:span><text:span text:style-name="T2">int</text:span><text:span text:style-name="T4"> </text:span><text:span text:style-name="T7">tofind</text:span><text:span text:style-name="T4">=5;</text:span></text:p>
      <text:p text:style-name="P3"><text:span text:style-name="T4"><text:tab/><text:tab/></text:span><text:span text:style-name="T2">boolean</text:span><text:span text:style-name="T4"> </text:span><text:span text:style-name="T7">found</text:span><text:span text:style-name="T4">=</text:span><text:span text:style-name="T2">false</text:span><text:span text:style-name="T4">;</text:span></text:p>
      <text:p text:style-name="P3"><text:span text:style-name="T4"><text:tab/><text:tab/></text:span><text:span text:style-name="T2">for</text:span><text:span text:style-name="T4">(</text:span><text:span text:style-name="T2">int</text:span><text:span text:style-name="T4"> </text:span><text:span text:style-name="T7">n</text:span><text:span text:style-name="T4">:</text:span><text:span text:style-name="T7">num</text:span><text:span text:style-name="T4">)</text:span></text:p>
      <text:p text:style-name="P5"><text:tab/><text:tab/>{</text:p>
      <text:p text:style-name="P3"><text:span text:style-name="T4"><text:tab/><text:tab/><text:tab/></text:span><text:span text:style-name="T2">if</text:span><text:span text:style-name="T4">(</text:span><text:span text:style-name="T7">n</text:span><text:span text:style-name="T4">==</text:span><text:span text:style-name="T7">tofind</text:span><text:span text:style-name="T4">)</text:span></text:p>
      <text:p text:style-name="P5"><text:tab/><text:tab/><text:tab/>{</text:p>
      <text:p text:style-name="P3"><text:span text:style-name="T4"><text:tab/><text:tab/><text:tab/><text:tab/></text:span><text:span text:style-name="T7">found</text:span><text:span text:style-name="T4">=</text:span><text:span text:style-name="T2">true</text:span><text:span text:style-name="T4">;</text:span></text:p>
      <text:p text:style-name="P3"><text:span text:style-name="T4"><text:tab/><text:tab/><text:tab/><text:tab/></text:span><text:span text:style-name="T2">break</text:span><text:span text:style-name="T4">;</text:span></text:p>
      <text:p text:style-name="P5"><text:tab/><text:tab/><text:tab/>}</text:p>
      <text:p text:style-name="P5"><text:tab/><text:tab/>}</text:p>
      <text:p text:style-name="P3"><text:span text:style-name="T4"><text:tab/><text:tab/></text:span><text:span text:style-name="T2">if</text:span><text:span text:style-name="T4">(</text:span><text:span text:style-name="T7">found</text:span><text:span text:style-name="T4">)</text:span></text:p>
      <text:p text:style-name="P3"><text:span text:style-name="T4"><text:tab/><text:tab/><text:tab/>System.</text:span><text:span text:style-name="T11">out</text:span><text:span text:style-name="T4">.println(</text:span><text:span text:style-name="T7">tofind</text:span><text:span text:style-name="T4"> + </text:span><text:span text:style-name="T12">" is found"</text:span><text:span text:style-name="T4">);</text:span></text:p>
      <text:p text:style-name="P3"><text:span text:style-name="T4"><text:tab/><text:tab/></text:span><text:span text:style-name="T2">else</text:span></text:p>
      <text:p text:style-name="P3"><text:span text:style-name="T4"><text:tab/><text:tab/><text:tab/>System.</text:span><text:span text:style-name="T11">out</text:span><text:span text:style-name="T4">.println(</text:span><text:span text:style-name="T7">tofind</text:span><text:span text:style-name="T4"> +</text:span><text:span text:style-name="T12">"is not found"</text:span><text:span text:style-name="T4">);</text:span></text:p>
      <text:p text:style-name="P5"><text:tab/>}</text:p>
      <text:p text:style-name="P3"/>
      <text:p text:style-name="P5">}</text:p>
      <text:p text:style-name="P8"><text:span text:style-name="T1"/></text:p>
      <text:p text:style-name="P8"><text:span text:style-name="T1"/></text:p>
      <text:list xml:id="list29771834" text:continue-numbering="true" text:style-name="WWNum1">
        <text:list-item>
          <text:p text:style-name="P7"><text:soft-page-break/><text:span text:style-name="T1">Write a java program to reverse an array of integer values.</text:span></text:p>
          <text:p text:style-name="P7"><text:span text:style-name="T1">Sol:-</text:span><text:span text:style-name="T3">package</text:span><text:span text:style-name="T5"> com.sonata;</text:span></text:p>
        </text:list-item>
      </text:list>
      <text:p text:style-name="P3"/>
      <text:p text:style-name="P3"><text:span text:style-name="T2">public</text:span><text:span text:style-name="T4"> </text:span><text:span text:style-name="T2">class</text:span><text:span text:style-name="T4"> ReverseanArray {</text:span></text:p>
      <text:p text:style-name="P3"><text:span text:style-name="T4"><text:s/></text:span><text:span text:style-name="T2">static</text:span><text:span text:style-name="T4"> </text:span><text:span text:style-name="T2">void</text:span><text:span text:style-name="T4"> reverse(</text:span><text:span text:style-name="T2">int</text:span><text:span text:style-name="T4"> </text:span><text:span text:style-name="T7">a</text:span><text:span text:style-name="T4">[],</text:span><text:span text:style-name="T2">int</text:span><text:span text:style-name="T4"> </text:span><text:span text:style-name="T7">n</text:span><text:span text:style-name="T4">) {</text:span></text:p>
      <text:p text:style-name="P3"><text:span text:style-name="T4"><text:tab/></text:span><text:span text:style-name="T2">int</text:span><text:span text:style-name="T4">[] </text:span><text:span text:style-name="T7">b</text:span><text:span text:style-name="T4">=</text:span><text:span text:style-name="T2">new</text:span><text:span text:style-name="T4"> </text:span><text:span text:style-name="T2">int</text:span><text:span text:style-name="T4">[</text:span><text:span text:style-name="T7">n</text:span><text:span text:style-name="T4">];</text:span></text:p>
      <text:p text:style-name="P3"><text:span text:style-name="T4"><text:tab/></text:span><text:span text:style-name="T2">int</text:span><text:span text:style-name="T4"> </text:span><text:span text:style-name="T7">j</text:span><text:span text:style-name="T4">=</text:span><text:span text:style-name="T7">n</text:span><text:span text:style-name="T4">;</text:span></text:p>
      <text:p text:style-name="P3"><text:span text:style-name="T4"><text:tab/></text:span><text:span text:style-name="T2">for</text:span><text:span text:style-name="T4">(</text:span><text:span text:style-name="T2">int</text:span><text:span text:style-name="T4"> </text:span><text:span text:style-name="T7">i</text:span><text:span text:style-name="T4">=0;</text:span><text:span text:style-name="T7">i</text:span><text:span text:style-name="T4">&lt;</text:span><text:span text:style-name="T7">n</text:span><text:span text:style-name="T4">;</text:span><text:span text:style-name="T7">i</text:span><text:span text:style-name="T4">++)</text:span></text:p>
      <text:p text:style-name="P5"><text:tab/>{</text:p>
      <text:p text:style-name="P3"><text:span text:style-name="T4"><text:tab/><text:tab/></text:span><text:span text:style-name="T7">b</text:span><text:span text:style-name="T4">[</text:span><text:span text:style-name="T7">j</text:span><text:span text:style-name="T4">-1]=</text:span><text:span text:style-name="T7">a</text:span><text:span text:style-name="T4">[</text:span><text:span text:style-name="T7">i</text:span><text:span text:style-name="T4">];</text:span></text:p>
      <text:p text:style-name="P3"><text:span text:style-name="T4"><text:tab/><text:tab/></text:span><text:span text:style-name="T7">j</text:span><text:span text:style-name="T4">=</text:span><text:span text:style-name="T7">j</text:span><text:span text:style-name="T4">-1;</text:span></text:p>
      <text:p text:style-name="P5"><text:tab/>}</text:p>
      <text:p text:style-name="P3"><text:span text:style-name="T4"><text:tab/>System.</text:span><text:span text:style-name="T11">out</text:span><text:span text:style-name="T4">.println(</text:span><text:span text:style-name="T12">"reverse an array is:\n"</text:span><text:span text:style-name="T4">);</text:span></text:p>
      <text:p text:style-name="P3"><text:span text:style-name="T4"><text:tab/></text:span><text:span text:style-name="T2">for</text:span><text:span text:style-name="T4">(</text:span><text:span text:style-name="T2">int</text:span><text:span text:style-name="T4"> </text:span><text:span text:style-name="T7">k</text:span><text:span text:style-name="T4">=0;</text:span><text:span text:style-name="T7">k</text:span><text:span text:style-name="T4">&lt;</text:span><text:span text:style-name="T7">n</text:span><text:span text:style-name="T4">;</text:span><text:span text:style-name="T7">k</text:span><text:span text:style-name="T4">++)</text:span></text:p>
      <text:p text:style-name="P5"><text:tab/>{</text:p>
      <text:p text:style-name="P3"><text:span text:style-name="T4"><text:tab/><text:tab/>System.</text:span><text:span text:style-name="T11">out</text:span><text:span text:style-name="T4">.println(</text:span><text:span text:style-name="T7">b</text:span><text:span text:style-name="T4">[</text:span><text:span text:style-name="T7">k</text:span><text:span text:style-name="T4">]);</text:span></text:p>
      <text:p text:style-name="P5"><text:tab/><text:tab/></text:p>
      <text:p text:style-name="P5"><text:tab/>}</text:p>
      <text:p text:style-name="P3"/>
      <text:p text:style-name="P5">}</text:p>
      <text:p text:style-name="P3"><text:span text:style-name="T2">public</text:span><text:span text:style-name="T4"> </text:span><text:span text:style-name="T2">static</text:span><text:span text:style-name="T4"> </text:span><text:span text:style-name="T2">void</text:span><text:span text:style-name="T4"> main(String </text:span><text:span text:style-name="T7">args</text:span><text:span text:style-name="T4">[])</text:span></text:p>
      <text:p text:style-name="P5">{</text:p>
      <text:p text:style-name="P3"><text:span text:style-name="T4"><text:tab/></text:span><text:span text:style-name="T2">int</text:span><text:span text:style-name="T4">[] </text:span><text:span text:style-name="T7">arr</text:span><text:span text:style-name="T4">= {10,20,200,300};</text:span></text:p>
      <text:p text:style-name="P3"><text:span text:style-name="T4"><text:tab/></text:span><text:span text:style-name="T6">reverse</text:span><text:span text:style-name="T4">(</text:span><text:span text:style-name="T7">arr</text:span><text:span text:style-name="T4">,</text:span><text:span text:style-name="T7">arr</text:span><text:span text:style-name="T4">.</text:span><text:span text:style-name="T10">length</text:span><text:span text:style-name="T4">);</text:span></text:p>
      <text:p text:style-name="P5">}</text:p>
      <text:p text:style-name="P5">}</text:p>
      <text:list xml:id="list29761802" text:continue-numbering="true" text:style-name="WWNum1">
        <text:list-header>
          <text:p text:style-name="P9"><text:span text:style-name="T1"/></text:p>
        </text:list-header>
        <text:list-item>
          <text:p text:style-name="P7"><text:span text:style-name="T1">Read the String and replace Ovals with dollar symbol program</text:span></text:p>
          <text:p text:style-name="P9"><text:span text:style-name="T1"><text:s/>sol:-</text:span><text:span text:style-name="T3">package</text:span><text:span text:style-name="T5"> com.sonata;</text:span></text:p>
        </text:list-item>
      </text:list>
      <text:p text:style-name="P3"><text:span text:style-name="T2">public</text:span><text:span text:style-name="T4"> </text:span><text:span text:style-name="T2">class</text:span><text:span text:style-name="T4"> Vowels {</text:span></text:p>
      <text:p text:style-name="P5"><text:tab/></text:p>
      <text:p text:style-name="P3"/>
      <text:p text:style-name="P5"><text:soft-page-break/><text:tab/></text:p>
      <text:p text:style-name="P3"><text:span text:style-name="T4"><text:tab/><text:tab/> <text:s text:c="3"/>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main(String[] </text:span><text:span text:style-name="T7">arg</text:span><text:span text:style-name="T4">) {</text:span></text:p>
      <text:p text:style-name="P3"><text:span text:style-name="T4"><text:tab/><text:tab/> <text:s text:c="7"/>String </text:span><text:span text:style-name="T7">st</text:span><text:span text:style-name="T4">=</text:span><text:span text:style-name="T12">"java vowel replace"</text:span><text:span text:style-name="T4">;</text:span></text:p>
      <text:p text:style-name="P3"><text:span text:style-name="T4"><text:tab/><text:tab/> <text:s text:c="7"/></text:span><text:span text:style-name="T2">char</text:span><text:span text:style-name="T4"> </text:span><text:span text:style-name="T7">ch</text:span><text:span text:style-name="T4">[]=</text:span><text:span text:style-name="T7">st</text:span><text:span text:style-name="T4">.toCharArray();</text:span></text:p>
      <text:p text:style-name="P3"><text:span text:style-name="T4"><text:tab/><text:tab/> <text:s text:c="7"/></text:span><text:span text:style-name="T2">for</text:span><text:span text:style-name="T4"> (</text:span><text:span text:style-name="T2">int</text:span><text:span text:style-name="T4"> </text:span><text:span text:style-name="T7">i</text:span><text:span text:style-name="T4"> = 0; </text:span><text:span text:style-name="T7">i</text:span><text:span text:style-name="T4"> &lt; </text:span><text:span text:style-name="T7">ch</text:span><text:span text:style-name="T4">.</text:span><text:span text:style-name="T10">length</text:span><text:span text:style-name="T4">; </text:span><text:span text:style-name="T7">i</text:span><text:span text:style-name="T4">++)</text:span></text:p>
      <text:p text:style-name="P5"><text:tab/><text:tab/> <text:s text:c="7"/>{</text:p>
      <text:p text:style-name="P3"><text:span text:style-name="T4"><text:tab/><text:tab/> <text:s text:c="14"/></text:span><text:span text:style-name="T2">if</text:span><text:span text:style-name="T4"> (</text:span><text:span text:style-name="T7">ch</text:span><text:span text:style-name="T4">[</text:span><text:span text:style-name="T7">i</text:span><text:span text:style-name="T4">]==</text:span><text:span text:style-name="T12">'a'</text:span><text:span text:style-name="T4">||</text:span><text:span text:style-name="T7">ch</text:span><text:span text:style-name="T4">[</text:span><text:span text:style-name="T7">i</text:span><text:span text:style-name="T4">]==</text:span><text:span text:style-name="T12">'e'</text:span><text:span text:style-name="T4">||</text:span><text:span text:style-name="T7">ch</text:span><text:span text:style-name="T4">[</text:span><text:span text:style-name="T7">i</text:span><text:span text:style-name="T4">]==</text:span><text:span text:style-name="T12">'i'</text:span><text:span text:style-name="T4">||</text:span><text:span text:style-name="T7">ch</text:span><text:span text:style-name="T4">[</text:span><text:span text:style-name="T7">i</text:span><text:span text:style-name="T4">]==</text:span><text:span text:style-name="T12">'o'</text:span><text:span text:style-name="T4">||</text:span><text:span text:style-name="T7">ch</text:span><text:span text:style-name="T4">[</text:span><text:span text:style-name="T7">i</text:span><text:span text:style-name="T4">]==</text:span><text:span text:style-name="T12">'u'</text:span><text:span text:style-name="T4">)</text:span></text:p>
      <text:p text:style-name="P5"><text:tab/><text:tab/> <text:s text:c="14"/>{</text:p>
      <text:p text:style-name="P3"><text:span text:style-name="T4"><text:tab/><text:tab/> <text:s text:c="9"/></text:span><text:span text:style-name="T7">ch</text:span><text:span text:style-name="T4">[</text:span><text:span text:style-name="T7">i</text:span><text:span text:style-name="T4">]=</text:span><text:span text:style-name="T12">'$'</text:span><text:span text:style-name="T4">;</text:span></text:p>
      <text:p text:style-name="P5"><text:tab/><text:tab/> <text:s text:c="14"/>} <text:s text:c="2"/></text:p>
      <text:p text:style-name="P5"><text:tab/><text:tab/> <text:s text:c="7"/>}</text:p>
      <text:p text:style-name="P3"><text:span text:style-name="T4"><text:tab/><text:tab/> <text:s text:c="7"/></text:span><text:span text:style-name="T2">for</text:span><text:span text:style-name="T4"> (</text:span><text:span text:style-name="T2">int</text:span><text:span text:style-name="T4"> </text:span><text:span text:style-name="T7">i</text:span><text:span text:style-name="T4"> = 0; </text:span><text:span text:style-name="T7">i</text:span><text:span text:style-name="T4"> &lt; </text:span><text:span text:style-name="T7">ch</text:span><text:span text:style-name="T4">.</text:span><text:span text:style-name="T10">length</text:span><text:span text:style-name="T4">; </text:span><text:span text:style-name="T7">i</text:span><text:span text:style-name="T4">++) {</text:span></text:p>
      <text:p text:style-name="P3"><text:span text:style-name="T4"><text:tab/><text:tab/> <text:s text:c="11"/>System.</text:span><text:span text:style-name="T11">out</text:span><text:span text:style-name="T4">.print(</text:span><text:span text:style-name="T7">ch</text:span><text:span text:style-name="T4">[</text:span><text:span text:style-name="T7">i</text:span><text:span text:style-name="T4">]);</text:span></text:p>
      <text:p text:style-name="P5"><text:tab/><text:tab/> <text:s text:c="7"/>}</text:p>
      <text:p text:style-name="P5"><text:tab/><text:tab/>}</text:p>
      <text:p text:style-name="P5"><text:tab/>}</text:p>
      <text:p text:style-name="P3"/>
      <text:list xml:id="list29758660" text:continue-numbering="true" text:style-name="WWNum1">
        <text:list-header>
          <text:p text:style-name="P9"><text:span text:style-name="T1"/></text:p>
        </text:list-header>
        <text:list-item>
          <text:p text:style-name="P7"><text:span text:style-name="T1">Write a program to identify duplicate values in an array</text:span></text:p>
          <text:p text:style-name="P7"><text:bookmark text:name="_GoBack"/><text:span text:style-name="T1">sol:-</text:span><text:span text:style-name="T3">package</text:span><text:span text:style-name="T5"> com.sonata;</text:span></text:p>
        </text:list-item>
      </text:list>
      <text:p text:style-name="P3"/>
      <text:p text:style-name="P3"><text:span text:style-name="T2">public</text:span><text:span text:style-name="T4"> </text:span><text:span text:style-name="T2">class</text:span><text:span text:style-name="T4"> Duplicate {</text:span></text:p>
      <text:p text:style-name="P5"><text:tab/></text:p>
      <text:p text:style-name="P3"><text:span text:style-name="T4"><text:tab/><text:tab/> <text:s/>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main(String[] </text:span><text:span text:style-name="T7">args</text:span><text:span text:style-name="T4">) </text:span></text:p>
      <text:p text:style-name="P5"><text:tab/><text:tab/> <text:s text:c="3"/>{</text:p>
      <text:p text:style-name="P3"><text:span text:style-name="T4"><text:tab/><text:tab/> <text:s text:c="7"/></text:span><text:span text:style-name="T2">int</text:span><text:span text:style-name="T4">[] </text:span><text:span text:style-name="T7">my_array</text:span><text:span text:style-name="T4"> = {1, 2, 7, 7, 3, 3, 7, 2};</text:span></text:p>
      <text:p text:style-name="P5"><text:tab/><text:tab/> </text:p>
      <text:p text:style-name="P3"><text:span text:style-name="T4"><text:tab/><text:tab/> <text:s text:c="7"/></text:span><text:span text:style-name="T2">for</text:span><text:span text:style-name="T4"> (</text:span><text:span text:style-name="T2">int</text:span><text:span text:style-name="T4"> </text:span><text:span text:style-name="T7">i</text:span><text:span text:style-name="T4"> = 0; </text:span><text:span text:style-name="T7">i</text:span><text:span text:style-name="T4"> &lt; </text:span><text:span text:style-name="T7">my_array</text:span><text:span text:style-name="T4">.</text:span><text:span text:style-name="T10">length</text:span><text:span text:style-name="T4">-1; </text:span><text:span text:style-name="T7">i</text:span><text:span text:style-name="T4">++)</text:span></text:p>
      <text:p text:style-name="P5"><text:tab/><text:tab/> <text:s text:c="7"/>{</text:p>
      <text:p text:style-name="P3"><text:span text:style-name="T4"><text:tab/><text:tab/> <text:s text:c="11"/></text:span><text:span text:style-name="T2">for</text:span><text:span text:style-name="T4"> (</text:span><text:span text:style-name="T2">int</text:span><text:span text:style-name="T4"> </text:span><text:span text:style-name="T7">j</text:span><text:span text:style-name="T4"> = </text:span><text:span text:style-name="T7">i</text:span><text:span text:style-name="T4">+1; </text:span><text:span text:style-name="T7">j</text:span><text:span text:style-name="T4"> &lt; </text:span><text:span text:style-name="T7">my_array</text:span><text:span text:style-name="T4">.</text:span><text:span text:style-name="T10">length</text:span><text:span text:style-name="T4">; </text:span><text:span text:style-name="T7">j</text:span><text:span text:style-name="T4">++)</text:span></text:p>
      <text:p text:style-name="P5"><text:tab/><text:tab/> <text:s text:c="11"/>{</text:p>
      <text:p text:style-name="P3"><text:span text:style-name="T4"><text:tab/><text:tab/> <text:s text:c="15"/></text:span><text:span text:style-name="T2">if</text:span><text:span text:style-name="T4"> ((</text:span><text:span text:style-name="T7">my_array</text:span><text:span text:style-name="T4">[</text:span><text:span text:style-name="T7">i</text:span><text:span text:style-name="T4">] == </text:span><text:span text:style-name="T7">my_array</text:span><text:span text:style-name="T4">[</text:span><text:span text:style-name="T7">j</text:span><text:span text:style-name="T4">]) &amp;&amp; (</text:span><text:span text:style-name="T7">i</text:span><text:span text:style-name="T4"> != </text:span><text:span text:style-name="T7">j</text:span><text:span text:style-name="T4">))</text:span></text:p>
      <text:p text:style-name="P5"><text:soft-page-break/><text:tab/><text:tab/> <text:s text:c="15"/>{</text:p>
      <text:p text:style-name="P3"><text:span text:style-name="T4"><text:tab/><text:tab/> <text:s text:c="19"/>System.</text:span><text:span text:style-name="T11">out</text:span><text:span text:style-name="T4">.println(</text:span><text:span text:style-name="T12">"Duplicate Element : "</text:span><text:span text:style-name="T4">+</text:span><text:span text:style-name="T7">my_array</text:span><text:span text:style-name="T4">[</text:span><text:span text:style-name="T7">j</text:span><text:span text:style-name="T4">]);</text:span></text:p>
      <text:p text:style-name="P5"><text:tab/><text:tab/> <text:s text:c="15"/>}</text:p>
      <text:p text:style-name="P5"><text:tab/><text:tab/> <text:s text:c="11"/>}</text:p>
      <text:p text:style-name="P5"><text:tab/><text:tab/> <text:s text:c="7"/>}</text:p>
      <text:p text:style-name="P5"><text:tab/><text:tab/> <text:s text:c="3"/>} <text:s text:c="3"/></text:p>
      <text:p text:style-name="P5"><text:tab/><text:tab/>}</text:p>
      <text:p text:style-name="P6"><text:span text:style-name="T1"/></text:p>
      <text:list xml:id="list29758237" text:continue-numbering="true" text:style-name="WWNum1">
        <text:list-item>
          <text:p text:style-name="P7"><text:span text:style-name="T1">Read the highest count of duplicates from array of integers</text:span></text:p>
          <text:p text:style-name="P9"><text:span text:style-name="T1"><text:s/>sol:-package com.sonata;</text:span></text:p>
          <text:p text:style-name="P9"><text:span text:style-name="T1"><text:s/>import java.util.Scanner;</text:span></text:p>
          <text:p text:style-name="P9"><text:span text:style-name="T1"/></text:p>
          <text:p text:style-name="P9"><text:span text:style-name="T1">public class TwoLargestNumbers {</text:span></text:p>
          <text:p text:style-name="P9"><text:span text:style-name="T1"><text:tab/> public static void main(String []args)</text:span></text:p>
          <text:p text:style-name="P9"><text:span text:style-name="T1"><text:s text:c="5"/>{</text:span></text:p>
          <text:p text:style-name="P9"><text:span text:style-name="T1"><text:tab/><text:tab/> Scanner sc = new Scanner(System.in);</text:span></text:p>
          <text:p text:style-name="P9"><text:span text:style-name="T1"><text:s text:c="9"/>int n; <text:s text:c="4"/></text:span></text:p>
          <text:p text:style-name="P9"><text:span text:style-name="T1"><text:s text:c="9"/>System.out.println("Enter the size of the array");</text:span></text:p>
          <text:p text:style-name="P9"><text:span text:style-name="T1"><text:s text:c="9"/>n=sc.nextInt(); <text:s text:c="2"/></text:span></text:p>
          <text:p text:style-name="P9"><text:span text:style-name="T1"><text:s text:c="9"/></text:span></text:p>
          <text:p text:style-name="P9"><text:span text:style-name="T1"><text:s text:c="9"/>int arr[]=new int[n]; <text:s/></text:span></text:p>
          <text:p text:style-name="P9"><text:span text:style-name="T1"><text:s text:c="8"/>System.out.println("Enter the array"); <text:s/></text:span></text:p>
          <text:p text:style-name="P9"><text:span text:style-name="T1"><text:s text:c="8"/>for(int i=0;i&lt;n;i++) <text:s text:c="4"/></text:span></text:p>
          <text:p text:style-name="P9"><text:span text:style-name="T1"><text:s text:c="8"/>{</text:span></text:p>
          <text:p text:style-name="P9"><text:span text:style-name="T1"><text:s text:c="12"/>arr[i]=sc.nextInt();</text:span></text:p>
          <text:p text:style-name="P9"><text:span text:style-name="T1"><text:s text:c="8"/>}</text:span></text:p>
          <text:p text:style-name="P9"><text:soft-page-break/><text:span text:style-name="T1"><text:s text:c="15"/></text:span></text:p>
          <text:p text:style-name="P9"><text:span text:style-name="T1"><text:s text:c="8"/>int lar1=arr[0]; <text:s text:c="2"/></text:span></text:p>
          <text:p text:style-name="P9"><text:span text:style-name="T1"><text:s text:c="8"/>int lar2=arr[1]; <text:s/></text:span></text:p>
          <text:p text:style-name="P9"><text:span text:style-name="T1"><text:s text:c="15"/>if(lar1&lt;lar2)</text:span></text:p>
          <text:p text:style-name="P9"><text:span text:style-name="T1"><text:s text:c="16"/>{</text:span></text:p>
          <text:p text:style-name="P9"><text:span text:style-name="T1"><text:s text:c="20"/>int temp=lar1;</text:span></text:p>
          <text:p text:style-name="P9"><text:span text:style-name="T1"><text:s text:c="20"/>lar1=lar2;</text:span></text:p>
          <text:p text:style-name="P9"><text:span text:style-name="T1"><text:s text:c="20"/>lar2=temp;</text:span></text:p>
          <text:p text:style-name="P9"><text:span text:style-name="T1"><text:s text:c="16"/>}</text:span></text:p>
          <text:p text:style-name="P9"><text:span text:style-name="T1"><text:s text:c="16"/></text:span></text:p>
          <text:p text:style-name="P9"><text:span text:style-name="T1"><text:s text:c="8"/>for(int i=2;i&lt;n;i++)</text:span></text:p>
          <text:p text:style-name="P9"><text:span text:style-name="T1"><text:s text:c="8"/>{</text:span></text:p>
          <text:p text:style-name="P9"><text:span text:style-name="T1"><text:s text:c="12"/>if (arr[i] &gt; lar1)</text:span></text:p>
          <text:p text:style-name="P9"><text:span text:style-name="T1"><text:tab/><text:tab/><text:tab/>{</text:span></text:p>
          <text:p text:style-name="P9"><text:span text:style-name="T1"><text:tab/><text:tab/><text:tab/><text:tab/>lar2 = lar1;</text:span></text:p>
          <text:p text:style-name="P9"><text:span text:style-name="T1"><text:tab/><text:tab/><text:tab/><text:tab/>lar1 = arr[i];</text:span></text:p>
          <text:p text:style-name="P9"><text:span text:style-name="T1"><text:tab/><text:tab/><text:tab/>else if (arr[i] &gt; lar2 &amp;&amp; arr[i] != lar1)</text:span></text:p>
          <text:p text:style-name="P9"><text:span text:style-name="T1"><text:tab/><text:tab/><text:tab/>{</text:span></text:p>
          <text:p text:style-name="P9"><text:span text:style-name="T1"><text:tab/><text:tab/><text:tab/><text:tab/>lar2 = arr[i];</text:span></text:p>
          <text:p text:style-name="P9"><text:span text:style-name="T1"><text:tab/><text:tab/><text:tab/>}</text:span></text:p>
          <text:p text:style-name="P9"><text:span text:style-name="T1"><text:s text:c="8"/>}</text:span></text:p>
          <text:p text:style-name="P9"><text:span text:style-name="T1"><text:s text:c="8"/>System.out.println("First Largest"+lar1); <text:s/></text:span></text:p>
          <text:p text:style-name="P9"><text:span text:style-name="T1"><text:s text:c="8"/>System.out.println("Second Largest "+lar2); <text:s/></text:span></text:p>
          <text:p text:style-name="P9"><text:span text:style-name="T1"><text:s text:c="4"/>}</text:span></text:p>
          <text:p text:style-name="P9"><text:soft-page-break/><text:span text:style-name="T1">}</text:span></text:p>
        </text:list-item>
      </text:list>
      <text:p text:style-name="P1"><text:span text:style-name="T1">10)Write a program to identify 2 large numbers in an array.</text:span></text:p>
      <text:p text:style-name="P1"><text:span text:style-name="T1">Sol:-</text:span></text:p>
      <text:p text:style-name="P1"><text:span text:style-name="T1">package com.sonata;</text:span></text:p>
      <text:p text:style-name="P1"><text:span text:style-name="T1">import java.util.Scanner;</text:span></text:p>
      <text:p text:style-name="P1"><text:span text:style-name="T1"/></text:p>
      <text:p text:style-name="P1"><text:span text:style-name="T1">public class HighestCount {</text:span></text:p>
      <text:p text:style-name="P1"><text:span text:style-name="T1"><text:tab/> <text:s/>public static int MaxRepertingElement(int array[], int n)</text:span></text:p>
      <text:p text:style-name="P1"><text:span text:style-name="T1"><text:tab/> <text:s text:c="3"/>{</text:span></text:p>
      <text:p text:style-name="P1"><text:span text:style-name="T1"><text:tab/> <text:s text:c="5"/>for (int i = 0; i&lt; n; i++)</text:span></text:p>
      <text:p text:style-name="P1"><text:span text:style-name="T1"><text:tab/> <text:s text:c="5"/>{</text:span></text:p>
      <text:p text:style-name="P1"><text:span text:style-name="T1"><text:tab/> <text:s text:c="7"/>array[array[i]%n] += n;</text:span></text:p>
      <text:p text:style-name="P1"><text:span text:style-name="T1"><text:tab/> <text:s text:c="5"/>}</text:span></text:p>
      <text:p text:style-name="P1"><text:span text:style-name="T1"><text:tab/> <text:s text:c="5"/>int max_element = -1,result = 0;</text:span></text:p>
      <text:p text:style-name="P1"><text:span text:style-name="T1"><text:tab/> <text:s text:c="5"/>for (int i = 0; i &lt; n; i++)</text:span></text:p>
      <text:p text:style-name="P1"><text:span text:style-name="T1"><text:tab/> <text:s text:c="5"/>{</text:span></text:p>
      <text:p text:style-name="P1"><text:span text:style-name="T1"><text:tab/> <text:s text:c="7"/>if (array[i] &gt; max_element)</text:span></text:p>
      <text:p text:style-name="P1"><text:span text:style-name="T1"><text:tab/> <text:s text:c="7"/>{</text:span></text:p>
      <text:p text:style-name="P1"><text:span text:style-name="T1"><text:tab/> <text:s text:c="9"/>max_element = array[i];</text:span></text:p>
      <text:p text:style-name="P1"><text:span text:style-name="T1"><text:tab/> <text:s text:c="9"/>result = i;</text:span></text:p>
      <text:p text:style-name="P1"><text:span text:style-name="T1"><text:tab/> <text:s text:c="7"/>}</text:span></text:p>
      <text:p text:style-name="P1"><text:span text:style-name="T1"><text:tab/> <text:s text:c="5"/>}</text:span></text:p>
      <text:p text:style-name="P1"><text:span text:style-name="T1"><text:tab/> <text:s text:c="5"/>//get the array back to original values</text:span></text:p>
      <text:p text:style-name="P1"><text:span text:style-name="T1"><text:tab/> <text:s text:c="5"/>for (int i = 0; i&lt; n; i++)</text:span></text:p>
      <text:p text:style-name="P1"><text:span text:style-name="T1"><text:tab/> <text:s text:c="5"/>{</text:span></text:p>
      <text:p text:style-name="P1"><text:span text:style-name="T1"><text:tab/> <text:s text:c="7"/>array[i] = array[i]%n; </text:span></text:p>
      <text:p text:style-name="P1"><text:span text:style-name="T1"><text:tab/> <text:s text:c="5"/>}</text:span></text:p>
      <text:p text:style-name="P1"><text:soft-page-break/><text:span text:style-name="T1"><text:tab/> <text:s text:c="5"/>return result;</text:span></text:p>
      <text:p text:style-name="P1"><text:span text:style-name="T1"><text:tab/> <text:s text:c="3"/>}</text:span></text:p>
      <text:p text:style-name="P1"><text:span text:style-name="T1"><text:tab/> <text:s text:c="3"/>public static void main(String[] args) <text:s/></text:span></text:p>
      <text:p text:style-name="P1"><text:span text:style-name="T1"><text:tab/> <text:s text:c="3"/>{ </text:span></text:p>
      <text:p text:style-name="P1"><text:span text:style-name="T1"><text:tab/> <text:s text:c="3"/><text:tab/> Scanner sc = new Scanner(System.in); <text:s/></text:span></text:p>
      <text:p text:style-name="P1"><text:span text:style-name="T1"><text:tab/> <text:s text:c="7"/>int n = sc.nextInt();</text:span></text:p>
      <text:p text:style-name="P1"><text:span text:style-name="T1"><text:tab/> <text:s text:c="7"/>int a[] = new int[n];</text:span></text:p>
      <text:p text:style-name="P1"><text:span text:style-name="T1"><text:tab/> <text:s text:c="7"/>for(int i=0;i&lt;n;i++)</text:span></text:p>
      <text:p text:style-name="P1"><text:span text:style-name="T1"><text:tab/> <text:s text:c="7"/>{</text:span></text:p>
      <text:p text:style-name="P1"><text:span text:style-name="T1"><text:tab/> <text:s text:c="11"/>a[i] = sc.nextInt();</text:span></text:p>
      <text:p text:style-name="P1"><text:span text:style-name="T1"><text:tab/> <text:s text:c="7"/>}</text:span></text:p>
      <text:p text:style-name="P1"><text:span text:style-name="T1"><text:tab/> <text:s text:c="7"/>int ans = MaxRepertingElement(a, n);</text:span></text:p>
      <text:p text:style-name="P1"><text:span text:style-name="T1"><text:tab/> <text:s text:c="7"/>System.out.println(ans);</text:span></text:p>
      <text:p text:style-name="P1"><text:span text:style-name="T1"><text:tab/> <text:s text:c="3"/>}</text:span></text:p>
      <text:p text:style-name="P1"><text:span text:style-name="T1"><text:tab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margin-top="0in" fo:margin-bottom="0.139in" fo:line-height="115%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ilaja C Patil</meta:initial-creator>
    <meta:editing-cycles>5</meta:editing-cycles>
    <meta:creation-date>2020-01-20T11:46:00</meta:creation-date>
    <dc:date>2021-10-29T09:53:18.19</dc:date>
    <meta:editing-duration>PT9S</meta:editing-duration>
    <meta:generator>OpenOffice/4.1.8$Win32 OpenOffice.org_project/418m3$Build-9803</meta:generator>
    <meta:document-statistic meta:table-count="0" meta:image-count="0" meta:object-count="0" meta:page-count="9" meta:paragraph-count="221" meta:word-count="704" meta:character-count="5450"/>
    <meta:user-defined meta:name="AppVersion">16.0000</meta:user-defined>
    <meta:user-defined meta:name="Company">HP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